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2">
            <text:p>9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8">
            <text:p>7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507">
            <text:p>5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512">
            <text:p>51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90">
            <text:p>9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8">
            <text:p>88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1">
            <text:p>8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507">
            <text:p>5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9">
            <text:p>79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507">
            <text:p>5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0">
            <text:p>8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506">
            <text:p>50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7">
            <text:p>7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508">
            <text:p>50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7">
            <text:p>87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507">
            <text:p>50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2">
            <text:p>8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507.75">
            <text:p>507.7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1.3416407864998738">
            <text:p>1.3416407864998738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08:10Z</dc:date>
    <meta:creation-date>2020-05-15T11:08:00Z</meta:creation-date>
    <meta:generator>gnumeric/1.12.35</meta:generator>
  </office:meta>
</office:document-meta>
</file>